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633e" officeooo:paragraph-rsid="000e63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stdio.h&gt;</text:p>
      <text:p text:style-name="P1">#include&lt;conio.h&gt;</text:p>
      <text:p text:style-name="P1">main()</text:p>
      <text:p text:style-name="P1">{ <text:s text:c="3"/></text:p>
      <text:p text:style-name="P1">int number[]={31,14,15,7,2};;</text:p>
      <text:p text:style-name="P1">int i, j, a, n;</text:p>
      <text:p text:style-name="P1">printf("Enter the value of N\n");</text:p>
      <text:p text:style-name="P1">scanf("%d", &amp;n);</text:p>
      <text:p text:style-name="P1">printf("Enter the numbers \n");</text:p>
      <text:p text:style-name="P1">for (i = 0; i &lt; n; ++i)</text:p>
      <text:p text:style-name="P1">scanf("%d", &amp;number[i]);</text:p>
      <text:p text:style-name="P1">for (i = 0; i &lt; n; ++i)</text:p>
      <text:p text:style-name="P1"><text:s text:c="3"/>{</text:p>
      <text:p text:style-name="P1"><text:s text:c="3"/>for (j = i + 1; j &lt; n; ++j)</text:p>
      <text:p text:style-name="P1"><text:s text:c="3"/>{</text:p>
      <text:p text:style-name="P1"><text:s text:c="9"/>if (number[i] &lt; number[j])</text:p>
      <text:p text:style-name="P1"><text:s text:c="12"/>{</text:p>
      <text:p text:style-name="P1"><text:s text:c="12"/>a = number[i];</text:p>
      <text:p text:style-name="P1"><text:s text:c="4"/>number[i] = number[j];</text:p>
      <text:p text:style-name="P1"><text:s text:c="4"/>number[j] = a;</text:p>
      <text:p text:style-name="P1">}</text:p>
      <text:p text:style-name="P1">}</text:p>
      <text:p text:style-name="P1">}</text:p>
      <text:p text:style-name="P1"><text:s text:c="4"/>printf("The numbers arranged in descending order are given below\n");</text:p>
      <text:p text:style-name="P1"><text:s text:c="4"/>for (i = 0; i &lt; n; ++i)</text:p>
      <text:p text:style-name="P1"><text:s text:c="4"/>{</text:p>
      <text:p text:style-name="P1"><text:s text:c="8"/>printf("%d\n", number[i]);</text:p>
      <text:p text:style-name="P1"><text:s text:c="4"/>}</text:p>
      <text:p text:style-name="P1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11:17:53.817298391</meta:creation-date>
    <dc:date>2016-07-10T11:20:47.025316033</dc:date>
    <meta:editing-duration>P0D</meta:editing-duration>
    <meta:editing-cycles>1</meta:editing-cycles>
    <meta:document-statistic meta:table-count="0" meta:image-count="0" meta:object-count="0" meta:page-count="1" meta:paragraph-count="29" meta:word-count="92" meta:character-count="548" meta:non-whitespace-character-count="403"/>
    <meta:generator>LibreOffice/4.2.4.2$Linux_X86_64 LibreOffice_project/420m0$Build-2</meta:generator>
  </office:meta>
</office:document-meta>
</file>